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Обычный" style:family="paragraph">
      <style:text-properties fo:font-weight="bold" style:font-weight-asian="bold"/>
    </style:style>
    <style:style style:name="T5" style:parent-style-name="Основнойшрифтабзаца" style:family="text">
      <style:text-properties fo:font-weight="bold" style:font-weight-asian="bold"/>
    </style:style>
    <style:style style:name="T6" style:parent-style-name="Основнойшрифтабзаца" style:family="text">
      <style:text-properties fo:font-weight="bold" style:font-weight-asian="bold"/>
    </style:style>
    <style:style style:name="T7" style:parent-style-name="Основнойшрифтабзаца" style:family="text">
      <style:text-properties fo:font-weight="bold" style:font-weight-asian="bold"/>
    </style:style>
    <style:style style:name="T8" style:parent-style-name="Основнойшрифтабзаца" style:family="text">
      <style:text-properties fo:font-weight="bold" style:font-weight-asian="bold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Задача</text:span>: выбрать архитектуру для<text:s/><text:span text:style-name="T3">CRM</text:span><text:s/>системы малого и среднего бизнеса: от 10 до 50 менеджеров по продажам, 3 бригады комплектовки и доставки, 1 начальник отдела продаж, 2 бухгалтера для обеспечения расчетов.</text:p>
      <text:p text:style-name="P4">Краткое описание:</text:p>
      <text:p text:style-name="Обычный"><text:span text:style-name="T5">Менеджеры</text:span>: холодные звонки, горячие звонки. При согласовании цен, номенклатуры товаров и объемов, согласовывают адрес, дату и время доставки, передают заказ в бригаду комплектовщиков и доставки.</text:p>
      <text:p text:style-name="Обычный"><text:span text:style-name="T6">Бригада комплектовщиков и доставки</text:span>: комплектуют заказ, формируют маршрут движения на каждый отдельный день согласно спущенным от менеджеров адресов, даты и времени доставки.</text:p>
      <text:p text:style-name="Обычный"><text:span text:style-name="T7">Начальник отдела продаж</text:span>: контролирует выполнение плановых показателей, своевременность звонков, полноту комплектовки и сроки доставки. Получает уведомления <text:s/>нарушении каких-либо процессов.</text:p>
      <text:p text:style-name="Обычный"><text:span text:style-name="T8">Бухгалтера для расчетов</text:span>: выставляют счета на оплату, контролируют поступление оплаты,<text:s/>за 10 дней до следующего месяца, пополняю остатки товаров на складе, путем учета наличия, расхода и 5% сверху.</text:p>
      <text:p text:style-name="Обычный"/>
      <text:p text:style-name="Обычный">Какую архитектуру выбрать для данной<text:s/><text:span text:style-name="T9">CRM</text:span><text:s/>системы:</text:p>
      <text:p text:style-name="Обычный">Что необходимо понимать для выбора архитектуры: предприятие небольшое,<text:s/>однако<text:s/>важна масштабируемость, так как планируется расширение. Важна гибкость, так как возможно разделение или добавление новых функций(например, отделение отдела комплектовки заказа от доставки). Необходимо обеспечить работу как с компьютеров (менеджеры, начальник отдела, бухгалтера), так и мобильных устройств (отдел доставки, оповещения на начальника отдела).</text:p>
      <text:p text:style-name="Обычный">Выбранная архитектура:<text:s/><text:span text:style-name="T10">микросервисы</text:span>. Микросервисы масштабируемы, гибкие при добавлении новых функций, хороши на долгосрочный период, легко адаптировать под мобильные платформы.</text:p>
      <text:p text:style-name="Обычный">Недостатки: дороговизна<text:s/>и сложность<text:s/>разработки, необходимость более дорогой инфраструктур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лексей</meta:initial-creator>
    <dc:creator>Алексей</dc:creator>
    <meta:creation-date>2021-03-23T09:25:00Z</meta:creation-date>
    <dc:date>2021-03-23T09:59:00Z</dc:date>
    <meta:template xlink:href="Normal.dotm" xlink:type="simple"/>
    <meta:editing-cycles>2</meta:editing-cycles>
    <meta:editing-duration>PT2040S</meta:editing-duration>
    <meta:document-statistic meta:page-count="1" meta:paragraph-count="3" meta:word-count="259" meta:character-count="1733" meta:row-count="12" meta:non-whitespace-character-count="1477"/>
  </office:meta>
</office:document-meta>
</file>